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9ca0" officeooo:paragraph-rsid="001e9ca0"/>
    </style:style>
    <style:style style:name="T1" style:family="text">
      <style:text-properties officeooo:rsid="001f9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5 Description</text:p>
      <text:p text:style-name="Standard"/>
      <text:p text:style-name="P1">I plan to create an animated showcase of my music. The main challenge in this will be presenting the full range of music I would like to share within the 1 minute time restriction. The mood and style will be attempting to illustrate the mood and style already conveyed by the music, which mostly ranges from bleak soundscapes to Romantic-style orchestral attempts to invoke magical woodlands to intense club, <text:span text:style-name="T1">electro </text:span>trap, and EDM bangers.</text:p>
      <text:p text:style-name="P1"/>
      <text:p text:style-name="P1">List of possible content:</text:p>
      <text:p text:style-name="P1">* <text:a xlink:type="simple" xlink:href="https://archive.org/download/InfiniteUniverseElectricDreamRedux/1.%20Guillemot.flac" text:style-name="Internet_20_link" text:visited-style-name="Visited_20_Internet_20_Link">https://archive.org/download/InfiniteUniverseElectricDreamRedux/1.%20Guillemot.flac</text:a></text:p>
      <text:p text:style-name="P1">* <text:a xlink:type="simple" xlink:href="https://archive.org/download/InfiniteUniverseElectricDreamRedux/10.%20The%20Darkness%20and%20the%20Light.flac" text:style-name="Internet_20_link" text:visited-style-name="Visited_20_Internet_20_Link">https://archive.org/download/InfiniteUniverseElectricDreamRedux/10.%20The%20Darkness%20and%20the%20Light.flac</text:a></text:p>
      <text:p text:style-name="P1">* <text:a xlink:type="simple" xlink:href="https://archive.org/download/InfiniteUniverseElectricDreamRedux/2.%20Epic.flac" text:style-name="Internet_20_link" text:visited-style-name="Visited_20_Internet_20_Link">https://archive.org/download/InfiniteUniverseElectricDreamRedux/2.%20Epic.flac</text:a></text:p>
      <text:p text:style-name="P1">* <text:a xlink:type="simple" xlink:href="https://archive.org/download/InfiniteUniverseElectricDreamRedux/7.%20Overthrown.flac" text:style-name="Internet_20_link" text:visited-style-name="Visited_20_Internet_20_Link">https://archive.org/download/InfiniteUniverseElectricDreamRedux/7.%20Overthrown.flac</text:a></text:p>
      <text:p text:style-name="P1">* <text:a xlink:type="simple" xlink:href="https://archive.org/download/InfiniteUniverseElectricDreamRedux/9.%20Wind-Blown%20Spaces.flac" text:style-name="Internet_20_link" text:visited-style-name="Visited_20_Internet_20_Link">https://archive.org/download/InfiniteUniverseElectricDreamRedux/9.%20Wind-Blown%20Spaces.flac</text:a></text:p>
      <text:p text:style-name="P1">* <text:a xlink:type="simple" xlink:href="https://archive.org/download/McScuse_me__Beats/1.%20McScuse%20me,%20BEATS.flac" text:style-name="Internet_20_link" text:visited-style-name="Visited_20_Internet_20_Link">https://archive.org/download/McScuse_me__Beats/1.%20McScuse%20me,%20BEATS.flac</text:a></text:p>
      <text:p text:style-name="P1">* <text:a xlink:type="simple" xlink:href="https://archive.org/download/2018jan24a25MusicSample/2017nov08%20session%202%202017nov09n37-2018jan24a25sample.flac" text:style-name="Internet_20_link" text:visited-style-name="Visited_20_Internet_20_Link">https://archive.org/download/2018jan24a25MusicSample/2017nov08%20session%202%202017nov09n37-2018jan24a25sample.flac</text:a></text:p>
      <text:p text:style-name="P1"/>
      <text:p text:style-name="Standard"/>
      <text:p text:style-name="Standard">Create a written project description / script for project 5 and include sketches, a list of content and images from other work that inspires you. Overall, express the mood / overall style of your project. Submit this as a Google do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3:05:13.396353368</meta:creation-date>
    <dc:date>2018-04-16T23:12:40.556464030</dc:date>
    <meta:editing-duration>PT7M27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1" meta:word-count="136" meta:character-count="1372" meta:non-whitespace-character-count="1247"/>
  </office:meta>
</office:document-meta>
</file>